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9692.894255" calcext:value-type="float">
            <text:p>29692.894255</text:p>
          </table:table-cell>
          <table:table-cell table:formula="of:=[.H2]/24/365" office:value-type="float" office:value="3.38959980079909" calcext:value-type="float">
            <text:p>3.38959980079909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8" calcext:value-type="float">
            <text:p>92280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0" calcext:value-type="float">
            <text:p>92280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1" calcext:value-type="float">
            <text:p>92280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2" calcext:value-type="float">
            <text:p>92280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3" calcext:value-type="float">
            <text:p>92280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4" calcext:value-type="float">
            <text:p>92280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0" calcext:value-type="float">
            <text:p>92280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1" calcext:value-type="float">
            <text:p>92280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2" calcext:value-type="float">
            <text:p>92280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3" calcext:value-type="float">
            <text:p>92280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4" calcext:value-type="float">
            <text:p>92280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5" calcext:value-type="float">
            <text:p>92280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87" calcext:value-type="float">
            <text:p>9336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88" calcext:value-type="float">
            <text:p>9336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89" calcext:value-type="float">
            <text:p>9336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0" calcext:value-type="float">
            <text:p>9336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2" calcext:value-type="float">
            <text:p>9336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3" calcext:value-type="float">
            <text:p>9336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4" calcext:value-type="float">
            <text:p>9336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5" calcext:value-type="float">
            <text:p>9336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6" calcext:value-type="float">
            <text:p>9336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7" calcext:value-type="float">
            <text:p>9336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8" calcext:value-type="float">
            <text:p>9336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9" calcext:value-type="float">
            <text:p>9336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0" calcext:value-type="float">
            <text:p>9336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1" calcext:value-type="float">
            <text:p>9336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2" calcext:value-type="float">
            <text:p>9336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3" calcext:value-type="float">
            <text:p>9336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4" calcext:value-type="float">
            <text:p>9336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5" calcext:value-type="float">
            <text:p>9336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6" calcext:value-type="float">
            <text:p>9336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7" calcext:value-type="float">
            <text:p>9336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8" calcext:value-type="float">
            <text:p>9336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09" calcext:value-type="float">
            <text:p>9336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0" calcext:value-type="float">
            <text:p>9336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1" calcext:value-type="float">
            <text:p>9336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2" calcext:value-type="float">
            <text:p>9336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4" calcext:value-type="float">
            <text:p>9336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5" calcext:value-type="float">
            <text:p>9336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6" calcext:value-type="float">
            <text:p>9336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7" calcext:value-type="float">
            <text:p>9336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8" calcext:value-type="float">
            <text:p>9336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9" calcext:value-type="float">
            <text:p>9336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0" calcext:value-type="float">
            <text:p>9336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1" calcext:value-type="float">
            <text:p>9336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2" calcext:value-type="float">
            <text:p>9336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3" calcext:value-type="float">
            <text:p>9336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4" calcext:value-type="float">
            <text:p>9336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5" calcext:value-type="float">
            <text:p>9336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6" calcext:value-type="float">
            <text:p>9336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8" calcext:value-type="float">
            <text:p>9336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9" calcext:value-type="float">
            <text:p>93361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0" calcext:value-type="float">
            <text:p>93361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1" calcext:value-type="float">
            <text:p>93361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2" calcext:value-type="float">
            <text:p>93361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3" calcext:value-type="float">
            <text:p>93361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4" calcext:value-type="float">
            <text:p>93361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5" calcext:value-type="float">
            <text:p>93361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6" calcext:value-type="float">
            <text:p>93361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7" calcext:value-type="float">
            <text:p>93361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8" calcext:value-type="float">
            <text:p>93361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9" calcext:value-type="float">
            <text:p>93361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0" calcext:value-type="float">
            <text:p>93361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1" calcext:value-type="float">
            <text:p>93361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3" calcext:value-type="float">
            <text:p>93361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4" calcext:value-type="float">
            <text:p>93361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5" calcext:value-type="float">
            <text:p>93361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7" calcext:value-type="float">
            <text:p>93361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8" calcext:value-type="float">
            <text:p>93361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9" calcext:value-type="float">
            <text:p>93361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0" calcext:value-type="float">
            <text:p>93361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1" calcext:value-type="float">
            <text:p>93361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2" calcext:value-type="float">
            <text:p>93361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3" calcext:value-type="float">
            <text:p>93361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4" calcext:value-type="float">
            <text:p>93361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5" calcext:value-type="float">
            <text:p>93361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6" calcext:value-type="float">
            <text:p>93361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8" calcext:value-type="float">
            <text:p>93361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9" calcext:value-type="float">
            <text:p>93361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0" calcext:value-type="float">
            <text:p>93361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5" calcext:value-type="float">
            <text:p>93361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6" calcext:value-type="float">
            <text:p>93361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7" calcext:value-type="float">
            <text:p>93361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9" calcext:value-type="float">
            <text:p>93361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0" calcext:value-type="float">
            <text:p>93361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1" calcext:value-type="float">
            <text:p>93361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2" calcext:value-type="float">
            <text:p>93361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3" calcext:value-type="float">
            <text:p>93361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4" calcext:value-type="float">
            <text:p>93361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5" calcext:value-type="float">
            <text:p>93361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6" calcext:value-type="float">
            <text:p>93361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7" calcext:value-type="float">
            <text:p>93361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9" calcext:value-type="float">
            <text:p>93361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1" calcext:value-type="float">
            <text:p>93361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2" calcext:value-type="float">
            <text:p>93361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3" calcext:value-type="float">
            <text:p>93361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5" calcext:value-type="float">
            <text:p>93361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6" calcext:value-type="float">
            <text:p>93361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4.2$Linux_X86_64 LibreOffice_project/30$Build-2</meta:generator>
    <dc:date>2022-08-01T11:53:48.045482132</dc:date>
    <meta:editing-duration>P5DT20H28M44S</meta:editing-duration>
    <meta:editing-cycles>278</meta:editing-cycles>
    <meta:document-statistic meta:table-count="1" meta:cell-count="7814" meta:object-count="0"/>
  </office:meta>
</office:document-meta>
</file>